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="Rounded_20_large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Rounded_20_large_20_Arrow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7.2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8.126cm"/>
    </style:style>
    <style:style style:name="gr5" style:family="graphic" style:parent-style-name="standard">
      <style:graphic-properties draw:fill-color="#fff200" draw:opacity="29%" draw:textarea-horizontal-align="justify" draw:textarea-vertical-align="bottom" draw:auto-grow-height="false" fo:min-height="3.941cm" fo:min-width="5.977cm"/>
    </style:style>
    <style:style style:name="gr6" style:family="graphic" style:parent-style-name="standard">
      <style:graphic-properties draw:fill-color="#ef413d" draw:opacity="46%" draw:textarea-horizontal-align="justify" draw:textarea-vertical-align="middle" draw:auto-grow-height="false" fo:min-height="0.739cm" fo:min-width="0.669cm"/>
    </style:style>
    <style:style style:name="gr7" style:family="graphic" style:parent-style-name="standard">
      <style:graphic-properties draw:fill-color="#00aaad" draw:opacity="46%" draw:textarea-horizontal-align="justify" draw:textarea-vertical-align="middle" draw:auto-grow-height="false" fo:min-height="0.739cm" fo:min-width="0.66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Menlo" fo:font-size="20pt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fff200" draw:opacity="29%"/>
      <style:paragraph-properties fo:text-align="center"/>
    </style:style>
    <style:style style:name="P5" style:family="paragraph">
      <loext:graphic-properties draw:fill-color="#ef413d" draw:opacity="46%"/>
      <style:paragraph-properties fo:text-align="center"/>
      <style:text-properties style:font-name="Menlo" fo:font-style="italic" fo:font-weight="bold"/>
    </style:style>
    <style:style style:name="P6" style:family="paragraph">
      <loext:graphic-properties draw:fill-color="#00aaad" draw:opacity="46%"/>
      <style:paragraph-properties fo:text-align="center"/>
      <style:text-properties style:font-name="Menlo" fo:font-style="italic" fo:font-weight="bold"/>
    </style:style>
    <style:style style:name="T1" style:family="text">
      <style:text-properties style:font-name="Menlo" fo:font-size="20pt" fo:font-weight="bold"/>
    </style:style>
    <style:style style:name="T2" style:family="text">
      <style:text-properties style:font-name="Menlo"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429cm" svg:y1="3.392cm" svg:x2="4.486cm" svg:y2="12.557cm">
          <text:p/>
        </draw:line>
        <draw:line draw:style-name="gr2" draw:text-style-name="P1" draw:layer="layout" svg:x1="4.556cm" svg:y1="12.557cm" svg:x2="16.621cm" svg:y2="12.557cm">
          <text:p/>
        </draw:line>
        <draw:frame draw:style-name="gr3" draw:text-style-name="P2" draw:layer="layout" svg:width="7.771cm" svg:height="1.893cm" svg:x="2.191cm" svg:y="1.646cm">
          <draw:text-box>
            <text:p><text:span text:style-name="T1">CPU usage</text:span></text:p>
            <text:p><text:span text:style-name="T1">(lower is better)</text:span></text:p>
          </draw:text-box>
        </draw:frame>
        <draw:frame draw:style-name="gr4" draw:text-style-name="P2" draw:layer="layout" svg:width="8.626cm" svg:height="1.893cm" svg:x="7.868cm" svg:y="13.077cm">
          <draw:text-box>
            <text:p><text:span text:style-name="T1">Compressed Size</text:span></text:p>
            <text:p><text:span text:style-name="T1">(smaller is better)</text:span></text:p>
          </draw:text-box>
        </draw:frame>
        <draw:custom-shape draw:style-name="gr5" draw:text-style-name="P4" draw:layer="layout" svg:width="6.477cm" svg:height="4.191cm" svg:x="4.556cm" svg:y="8.366cm">
          <text:p text:style-name="P3">Sweet spot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651cm" svg:height="1.397cm" svg:x="6.842cm" svg:y="3.921cm">
          <text:p text:style-name="P3"><text:span text:style-name="T2">g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651cm" svg:height="1.397cm" svg:x="6.207cm" svg:y="9.382cm">
          <text:p text:style-name="P3"><text:span text:style-name="T2">zst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651cm" svg:height="1.397cm" svg:x="10.271cm" svg:y="10.144cm">
          <text:p text:style-name="P3"><text:span text:style-name="T2">snap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651cm" svg:height="1.397cm" svg:x="8.874cm" svg:y="5.953cm">
          <text:p text:style-name="P3"><text:span text:style-name="T2">lz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2T22:54:10.670634470</meta:creation-date>
    <dc:date>2020-08-12T23:09:45.959015564</dc:date>
    <meta:editing-duration>PT1M14S</meta:editing-duration>
    <meta:editing-cycles>2</meta:editing-cycles>
    <meta:generator>LibreOffice/5.4.4.2$MacOSX_X86_64 LibreOffice_project/2524958677847fb3bb44820e40380acbe820f960</meta:generator>
    <meta:document-statistic meta:object-count="9"/>
  </office:meta>
</office:document-meta>
</file>